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6.115cm" fo:margin-left="-0.011cm" fo:margin-right="-0.104cm" style:page-number="1" table:align="margins" style:writing-mode="lr-tb"/>
    </style:style>
    <style:style style:name="Tableau1.A" style:family="table-column">
      <style:table-column-properties style:column-width="0.716cm" style:rel-column-width="406*"/>
    </style:style>
    <style:style style:name="Tableau1.B" style:family="table-column">
      <style:table-column-properties style:column-width="1.63cm" style:rel-column-width="924*"/>
    </style:style>
    <style:style style:name="Tableau1.C" style:family="table-column">
      <style:table-column-properties style:column-width="5.175cm" style:rel-column-width="2934*"/>
    </style:style>
    <style:style style:name="Tableau1.D" style:family="table-column">
      <style:table-column-properties style:column-width="0.49cm" style:rel-column-width="278*"/>
    </style:style>
    <style:style style:name="Tableau1.E" style:family="table-column">
      <style:table-column-properties style:column-width="8.103cm" style:rel-column-width="4594*"/>
    </style:style>
    <style:style style:name="Tableau1.1" style:family="table-row">
      <style:table-row-properties style:row-height="1cm" style:keep-together="false" fo:keep-together="always"/>
    </style:style>
    <style:style style:name="Tableau1.A1" style:family="table-cell">
      <style:table-cell-properties style:vertical-align="top" fo:padding="0cm" fo:border="none" style:writing-mode="lr-tb"/>
    </style:style>
    <style:style style:name="Tableau1.D1" style:family="table-cell">
      <style:table-cell-properties style:vertical-align="top" fo:background-color="transparent" fo:padding="0cm" fo:border="none" style:writing-mode="lr-tb">
        <style:background-image/>
      </style:table-cell-properties>
    </style:style>
    <style:style style:name="Tableau1.E1" style:family="table-cell">
      <style:table-cell-properties style:vertical-align="middle" fo:background-color="transparent" fo:padding="0cm" fo:border="none" style:writing-mode="lr-tb">
        <style:background-image/>
      </style:table-cell-properties>
    </style:style>
    <style:style style:name="Tableau1.2" style:family="table-row">
      <style:table-row-properties style:row-height="0.323cm" style:keep-together="false" fo:keep-together="always"/>
    </style:style>
    <style:style style:name="Tableau1.3" style:family="table-row">
      <style:table-row-properties style:row-height="0.141cm" style:keep-together="false" fo:keep-together="always"/>
    </style:style>
    <style:style style:name="Tableau1.4" style:family="table-row">
      <style:table-row-properties style:min-row-height="0.988cm" style:keep-together="false" fo:keep-together="always"/>
    </style:style>
    <style:style style:name="Tableau1.E4" style:family="table-cell">
      <style:table-cell-properties style:vertical-align="middle" fo:padding="0cm" fo:border="none" style:writing-mode="lr-tb"/>
    </style:style>
    <style:style style:name="Tableau1.5" style:family="table-row">
      <style:table-row-properties style:row-height="0.282cm" style:keep-together="false" fo:keep-together="always"/>
    </style:style>
    <style:style style:name="Tableau1.6" style:family="table-row">
      <style:table-row-properties style:min-row-height="0.459cm" style:keep-together="false" fo:keep-together="always"/>
    </style:style>
    <style:style style:name="Tableau1.7" style:family="table-row">
      <style:table-row-properties style:min-row-height="0.494cm" style:keep-together="false" fo:keep-together="always"/>
    </style:style>
    <style:style style:name="Tableau1.8" style:family="table-row">
      <style:table-row-properties style:row-height="0.212cm" style:keep-together="false" fo:keep-together="always"/>
    </style:style>
    <style:style style:name="Tableau1.9" style:family="table-row">
      <style:table-row-properties style:min-row-height="0.388cm" style:keep-together="false" fo:keep-together="always"/>
    </style:style>
    <style:style style:name="Tableau1.11" style:family="table-row">
      <style:table-row-properties style:row-height="1.228cm" style:keep-together="false" fo:keep-together="always"/>
    </style:style>
    <style:style style:name="Tableau1.12" style:family="table-row">
      <style:table-row-properties style:row-height="1.129cm" style:keep-together="false" fo:keep-together="always"/>
    </style:style>
    <style:style style:name="P1" style:family="paragraph" style:parent-style-name="Header">
      <style:paragraph-properties fo:line-height="100%">
        <style:tab-stops/>
      </style:paragraph-properties>
    </style:style>
    <style:style style:name="P2" style:family="paragraph" style:parent-style-name="Header">
      <style:paragraph-properties fo:line-height="0.353cm" fo:text-align="center" style:justify-single-word="false" style:snap-to-layout-grid="false">
        <style:tab-stops/>
      </style:paragraph-properties>
      <style:text-properties fo:font-size="7pt" style:font-size-asian="7pt"/>
    </style:style>
    <style:style style:name="P3" style:family="paragraph" style:parent-style-name="Header">
      <style:paragraph-properties fo:line-height="0.459cm" style:snap-to-layout-grid="false">
        <style:tab-stops/>
      </style:paragraph-properties>
    </style:style>
    <style:style style:name="P4" style:family="paragraph" style:parent-style-name="Header">
      <style:paragraph-properties fo:line-height="0.494cm" style:snap-to-layout-grid="false">
        <style:tab-stops/>
      </style:paragraph-properties>
    </style:style>
    <style:style style:name="P5" style:family="paragraph" style:parent-style-name="Texte_20_de_20_saisie">
      <style:paragraph-properties fo:margin-left="7.999cm" fo:margin-right="0cm" fo:text-align="start" style:justify-single-word="false" fo:text-indent="0cm" style:auto-text-indent="false">
        <style:tab-stops>
          <style:tab-stop style:position="0.265cm"/>
        </style:tab-stops>
      </style:paragraph-properties>
      <style:text-properties style:font-name="Arial" fo:font-size="11pt" style:font-size-asian="11pt" style:font-size-complex="11pt"/>
    </style:style>
    <style:style style:name="P6" style:family="paragraph" style:parent-style-name="Texte_20_de_20_saisie">
      <style:paragraph-properties fo:margin-left="7.999cm" fo:margin-right="0cm" fo:text-align="start" style:justify-single-word="false" fo:text-indent="0cm" style:auto-text-indent="false">
        <style:tab-stops>
          <style:tab-stop style:position="0.265cm"/>
        </style:tab-stops>
      </style:paragraph-properties>
      <style:text-properties style:font-name="Arial" fo:font-size="11pt" style:font-size-asian="11pt" style:font-name-complex="Arial" style:font-size-complex="11pt"/>
    </style:style>
    <style:style style:name="P7" style:family="paragraph" style:parent-style-name="Prénom_20_NOM">
      <style:paragraph-properties fo:margin-left="7.999cm" fo:margin-right="0cm" fo:text-align="justify" style:justify-single-word="false" fo:text-indent="0cm" style:auto-text-indent="false" style:writing-mode="lr-tb">
        <style:tab-stops>
          <style:tab-stop style:position="0.235cm"/>
        </style:tab-stops>
      </style:paragraph-properties>
      <style:text-properties style:font-name="Arial" fo:font-size="11pt" style:font-size-asian="11pt" style:font-name-complex="Arial" style:font-size-complex="11pt"/>
    </style:style>
    <style:style style:name="P8" style:family="paragraph" style:parent-style-name="Standard">
      <style:paragraph-properties style:snap-to-layout-grid="false"/>
    </style:style>
    <style:style style:name="P9" style:family="paragraph" style:parent-style-name="Standard">
      <style:paragraph-properties fo:line-height="0.494cm" fo:text-align="center" style:justify-single-word="false" style:snap-to-layout-grid="false"/>
    </style:style>
    <style:style style:name="P10" style:family="paragraph" style:parent-style-name="Standard">
      <style:paragraph-properties fo:line-height="100%" style:snap-to-layout-grid="false"/>
    </style:style>
    <style:style style:name="P11" style:family="paragraph" style:parent-style-name="Standard">
      <style:paragraph-properties fo:line-height="0.388cm" style:snap-to-layout-grid="false"/>
      <style:text-properties fo:font-size="8pt" style:font-size-asian="8pt"/>
    </style:style>
    <style:style style:name="P12" style:family="paragraph" style:parent-style-name="Standard">
      <style:paragraph-properties fo:line-height="0.388cm" style:snap-to-layout-grid="false"/>
      <style:text-properties fo:font-size="8pt" fo:language="zxx" fo:country="none" style:font-size-asian="8pt" style:language-asian="zxx" style:country-asian="none"/>
    </style:style>
    <style:style style:name="P13" style:family="paragraph" style:parent-style-name="Standard">
      <style:paragraph-properties fo:line-height="0.388cm" style:snap-to-layout-grid="false"/>
      <style:text-properties style:font-name="Arial" fo:font-size="8pt" style:font-size-asian="8pt"/>
    </style:style>
    <style:style style:name="P14" style:family="paragraph" style:parent-style-name="Standard">
      <style:paragraph-properties fo:line-height="0.388cm" style:snap-to-layout-grid="false"/>
      <style:text-properties style:font-name="Arial" fo:font-size="8pt" fo:language="zxx" fo:country="none" style:font-size-asian="8pt" style:language-asian="zxx" style:country-asian="none"/>
    </style:style>
    <style:style style:name="P15" style:family="paragraph" style:parent-style-name="Standard">
      <style:text-properties style:font-name="Arial" fo:font-size="11pt" style:font-size-asian="11pt" style:font-size-complex="11pt"/>
    </style:style>
    <style:style style:name="P16" style:family="paragraph" style:parent-style-name="Standard">
      <style:paragraph-properties fo:line-height="0.459cm" style:snap-to-layout-gri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style:font-name="Arial" fo:font-size="11pt" style:font-size-asian="11pt" style:font-size-complex="11pt"/>
    </style:style>
    <style:style style:name="P18" style:family="paragraph" style:parent-style-name="Standard">
      <style:paragraph-properties fo:line-height="100%" style:snap-to-layout-grid="false"/>
      <style:text-properties style:font-name="Arial" fo:font-size="11pt" fo:language="zxx" fo:country="none" style:font-size-asian="11pt" style:language-asian="zxx" style:country-asian="none" style:font-size-complex="11pt"/>
    </style:style>
    <style:style style:name="P19" style:family="paragraph" style:parent-style-name="Standard">
      <style:paragraph-properties fo:line-height="0.388cm" style:snap-to-layout-grid="false"/>
      <style:text-properties fo:text-transform="capitalize" style:font-name="Arial" fo:font-size="8pt" fo:language="zxx" fo:country="none" style:font-size-asian="8pt" style:language-asian="zxx" style:country-asian="none" style:font-size-complex="10pt"/>
    </style:style>
    <style:style style:name="P20" style:family="paragraph" style:parent-style-name="Standard">
      <style:paragraph-properties style:snap-to-layout-grid="false"/>
      <style:text-properties fo:language="zxx" fo:country="none" fo:font-weight="bold" style:language-asian="zxx" style:country-asian="none" style:font-weight-asian="bold" style:font-size-complex="11pt" style:font-weight-complex="bold"/>
    </style:style>
    <style:style style:name="P21" style:family="paragraph" style:parent-style-name="Titre_20_qualité">
      <style:paragraph-properties fo:margin-left="0cm" fo:margin-right="0cm" fo:text-indent="0cm" style:auto-text-indent="false"/>
      <style:text-properties style:font-name="Arial" fo:font-size="11pt" style:font-size-asian="11pt" style:font-size-complex="11pt"/>
    </style:style>
    <style:style style:name="P22" style:family="paragraph" style:parent-style-name="Standard">
      <style:paragraph-properties fo:text-align="justify" style:justify-single-word="false" style:writing-mode="lr-tb"/>
      <style:text-properties style:font-name="Arial" fo:font-size="11pt" style:font-size-asian="11pt" style:font-size-complex="11pt"/>
    </style:style>
    <style:style style:name="P23" style:family="paragraph" style:parent-style-name="Standard">
      <style:paragraph-properties fo:text-align="justify" style:justify-single-word="false" style:writing-mode="lr-tb"/>
      <style:text-properties style:font-name="Arial" fo:font-size="11pt" style:font-size-asian="11pt" style:font-name-complex="Arial" style:font-size-complex="11pt"/>
    </style:style>
    <style:style style:name="P24" style:family="paragraph" style:parent-style-name="Standard">
      <style:paragraph-properties fo:text-align="justify" style:justify-single-word="false" style:writing-mode="lr-tb"/>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25" style:family="paragraph" style:parent-style-name="Titre_20_qualité">
      <style:paragraph-properties fo:margin-left="0.938cm" fo:margin-right="0cm" fo:text-align="center" style:justify-single-word="false" fo:text-indent="0cm" style:auto-text-indent="false"/>
      <style:text-properties fo:text-transform="capitalize" style:font-name="Arial" fo:font-size="11pt" style:font-size-asian="11pt" style:font-size-complex="11pt"/>
    </style:style>
    <style:style style:name="P26" style:family="paragraph" style:parent-style-name="Titre_20_qualité">
      <style:paragraph-properties fo:margin-left="0.938cm" fo:margin-right="0cm" fo:text-align="center" style:justify-single-word="false" fo:text-indent="0cm" style:auto-text-indent="false"/>
      <style:text-properties style:font-name="Arial" fo:font-size="11pt" style:font-size-asian="11pt" style:font-size-complex="11pt"/>
    </style:style>
    <style:style style:name="P27" style:family="paragraph" style:parent-style-name="Standard">
      <style:paragraph-properties style:snap-to-layout-grid="false"/>
      <style:text-properties fo:font-weight="bold" style:font-weight-asian="bold" style:font-weight-complex="bold"/>
    </style:style>
    <style:style style:name="P28" style:family="paragraph" style:parent-style-name="Standard">
      <style:paragraph-properties style:snap-to-layout-grid="false"/>
    </style:style>
    <style:style style:name="P29" style:family="paragraph" style:parent-style-name="Text_20_body" style:master-page-name="First_20_Page">
      <style:paragraph-properties fo:margin-top="0cm" fo:margin-bottom="0.109cm" fo:line-height="100%" style:page-number="auto" fo:background-color="transparent" style:shadow="none" style:snap-to-layout-grid="false">
        <style:tab-stops/>
        <style:background-image/>
      </style:paragraph-properties>
      <style:text-properties fo:color="#cccccc" style:font-name="Arial" fo:font-size="8pt" style:font-size-asian="8pt" style:font-size-complex="8pt"/>
    </style:style>
    <style:style style:name="P30" style:family="paragraph" style:parent-style-name="Heading_20_1">
      <style:paragraph-properties fo:background-color="transparent" style:snap-to-layout-grid="false">
        <style:background-image/>
      </style:paragraph-properties>
      <style:text-properties style:font-name="Arial"/>
    </style:style>
    <style:style style:name="T1" style:family="text">
      <style:text-properties fo:language="zxx" fo:country="none" style:language-asian="zxx" style:country-asian="none" style:font-size-complex="11pt"/>
    </style:style>
    <style:style style:name="T2" style:family="text">
      <style:text-properties fo:language="zxx" fo:country="none" fo:font-weight="normal" style:language-asian="zxx" style:country-asian="none" style:font-weight-asian="normal" style:font-name-complex="Arial" style:font-weight-complex="normal"/>
    </style:style>
    <style:style style:name="T3" style:family="text">
      <style:text-properties style:font-name-complex="Arial"/>
    </style:style>
    <style:style style:name="T4" style:family="text">
      <style:text-properties style:font-name="Arial"/>
    </style:style>
    <style:style style:name="T5" style:family="text">
      <style:text-properties style:font-name="Arial" fo:font-size="11pt" fo:language="zxx" fo:country="none" fo:font-weight="normal" style:font-size-asian="11pt" style:language-asian="zxx" style:country-asian="none" style:font-weight-asian="normal" style:font-size-complex="11pt" style:font-weight-complex="normal"/>
    </style:style>
    <style:style style:name="T6"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7" style:family="text">
      <style:text-properties fo:text-transform="capitalize"/>
    </style:style>
    <style:style style:name="T8" style:family="text">
      <style:text-properties fo:text-transform="uppercase"/>
    </style:style>
    <style:style style:name="T9" style:family="text">
      <style:text-properties fo:font-weight="bold"/>
    </style:style>
    <style:style style:name="T10" style:family="text">
      <style:text-properties style:font-weight-asian="bold"/>
    </style:style>
    <style:style style:name="T11" style:family="text">
      <style:text-properties style:font-weight-complex="bold"/>
    </style:style>
    <style:style style:name="T12" style:family="text">
      <style:text-properties fo:language="zxx" fo:country="none" fo:font-weight="bold" style:language-asian="zxx" style:country-asian="none" style:font-weight-asian="bold" style:font-size-complex="11pt" style:font-weight-complex="bold"/>
    </style:style>
    <number:date-style style:name="N36" number:automatic-order="true">
      <number:day number:style="long"/>
      <number:text>/</number:text>
      <number:month number:style="long"/>
      <number:text>/</number:text>
      <number:year number:style="long"/>
    </number:dat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articipant_qual"/>
        <text:user-field-decl office:value-type="string" office:string-value="" text:name="participant_nom"/>
        <text:user-field-decl office:value-type="string" office:string-value="" text:name="participant_prenom"/>
        <text:user-field-decl office:value-type="string" office:string-value="" text:name="participant_fonctionmembreep_name"/>
        <text:user-field-decl office:value-type="string" office:string-value="" text:name="participant_compladr"/>
        <text:user-field-decl office:value-type="string" office:string-value="" text:name="participant_numvoie"/>
        <text:user-field-decl office:value-type="string" office:string-value="" text:name="participant_typevoie"/>
        <text:user-field-decl office:value-type="string" office:string-value="" text:name="participant_nomvoie"/>
        <text:user-field-decl office:value-type="float" office:value="0" text:name="participant_codepostal"/>
        <text:user-field-decl office:value-type="string" office:string-value="" text:name="participant_ville"/>
        <text:user-field-decl office:value-type="string" office:string-value="" text:name="commissionep_ep_name"/>
        <text:user-field-decl office:value-type="float" office:value="0" text:name="commissionep_dateseance"/>
        <text:user-field-decl office:value-type="string" office:string-value="" text:name="commissionep_lieu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commissionep_salle"/>
        <text:user-field-decl office:value-type="string" office:string-value="" text:name="commissionep_dateseance_time"/>
        <text:user-field-decl office:value-type="string" office:string-value="" text:name="membreep_qual"/>
        <text:user-field-decl office:value-type="string" office:string-value="" text:name="membreep_nom"/>
        <text:user-field-decl office:value-type="string" office:string-value="" text:name="membreep_prenom"/>
        <text:user-field-decl office:value-type="string" office:string-value="" text:name="fonctionmembreep_name"/>
        <text:user-field-decl office:value-type="string" office:string-value="" text:name="membreep_numvoie"/>
        <text:user-field-decl office:value-type="string" office:string-value="" text:name="membreep_nomvoie"/>
        <text:user-field-decl office:value-type="string" office:string-value="" text:name="membreep_typevoie"/>
        <text:user-field-decl office:value-type="string" office:string-value="" text:name="membreep_compladr"/>
        <text:user-field-decl office:value-type="string" office:string-value="" text:name="membreep_codepostal"/>
        <text:user-field-decl office:value-type="string" office:string-value="" text:name="membreep_ville"/>
        <text:user-field-decl office:value-type="string" office:string-value="" text:name="ep_name"/>
        <text:user-field-decl office:value-type="string" office:string-value="" text:name="participant_organisme"/>
        <text:user-field-decl office:value-type="string" office:string-value="" text:name="membreep_organisme"/>
        <text:user-field-decl office:value-type="string" office:string-value="" text:name="user_nom"/>
        <text:user-field-decl office:value-type="string" office:string-value="" text:name="user_prenom"/>
        <text:user-field-decl office:value-type="string" office:string-value="" text:name="user_numtel"/>
        <text:user-field-decl office:value-type="string" office:string-value="" text:name="commissionep_ep_adressemail"/>
        <text:user-field-decl office:value-type="string" office:string-value="" text:name="ep_adressemail"/>
      </text:user-field-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rows-spanned="6" table:number-columns-spanned="3" office:value-type="string">
            <text:p text:style-name="P29"><text:s/></text:p>
          </table:table-cell>
          <table:covered-table-cell/>
          <table:covered-table-cell/>
          <table:table-cell table:style-name="Tableau1.D1" table:number-rows-spanned="11" office:value-type="string">
            <text:p text:style-name="P8"/>
          </table:table-cell>
          <table:table-cell table:style-name="Tableau1.E1" office:value-type="string">
            <text:h text:style-name="P30" text:outline-level="1"/>
          </table:table-cell>
        </table:table-row>
        <table:table-row table:style-name="Tableau1.2">
          <table:covered-table-cell/>
          <table:covered-table-cell/>
          <table:covered-table-cell/>
          <table:covered-table-cell/>
          <table:table-cell table:style-name="Tableau1.A1" office:value-type="string">
            <text:p text:style-name="P2"/>
          </table:table-cell>
        </table:table-row>
        <table:table-row table:style-name="Tableau1.3">
          <table:covered-table-cell/>
          <table:covered-table-cell/>
          <table:covered-table-cell/>
          <table:covered-table-cell/>
          <table:table-cell table:style-name="Tableau1.A1" office:value-type="string">
            <text:p text:style-name="P3"/>
          </table:table-cell>
        </table:table-row>
        <table:table-row table:style-name="Tableau1.4">
          <table:covered-table-cell/>
          <table:covered-table-cell/>
          <table:covered-table-cell/>
          <table:covered-table-cell/>
          <table:table-cell table:style-name="Tableau1.E4" office:value-type="string">
            <text:p text:style-name="P9"/>
          </table:table-cell>
        </table:table-row>
        <table:table-row table:style-name="Tableau1.5">
          <table:covered-table-cell/>
          <table:covered-table-cell/>
          <table:covered-table-cell/>
          <table:covered-table-cell/>
          <table:table-cell table:style-name="Tableau1.E4" office:value-type="string">
            <text:p text:style-name="P4"/>
          </table:table-cell>
        </table:table-row>
        <table:table-row table:style-name="Tableau1.6">
          <table:covered-table-cell/>
          <table:covered-table-cell/>
          <table:covered-table-cell/>
          <table:covered-table-cell/>
          <table:table-cell table:style-name="Tableau1.A1" table:number-rows-spanned="5" office:value-type="string">
            <text:p text:style-name="P20"/>
            <text:p text:style-name="P27"><text:span text:style-name="T1"><text:user-field-get text:name="membreep_qual"/></text:span><text:span text:style-name="T1"><text:user-field-get text:name="membreep_nom"/></text:span><text:span text:style-name="T1"><text:user-field-get text:name="membreep_prenom"/></text:span></text:p>
            <text:p text:style-name="P27"><text:span text:style-name="T1"><text:user-field-get text:name="fonctionmembreep_name"/></text:span></text:p>
            <text:p text:style-name="P8"><text:span text:style-name="T12"><text:user-field-get text:name="membreep_organisme"/></text:span></text:p>
            <text:p text:style-name="Standard"><text:span text:style-name="T1"><text:user-field-get text:name="membreep_compladr"/></text:span><text:span text:style-name="T1"><text:user-field-get text:name="membreep_numvoie"/></text:span><text:span text:style-name="T1"> </text:span><text:span text:style-name="T1"><text:user-field-get text:name="membreep_typevoie"/></text:span><text:span text:style-name="T1"> </text:span><text:span text:style-name="T1"><text:user-field-get text:name="membreep_nomvoie"/></text:span><text:span text:style-name="T1"> </text:span></text:p>
            <text:p text:style-name="P18"><text:user-field-get text:name="membreep_codepostal"/> <text:user-field-get text:name="membreep_ville"/></text:p>
          </table:table-cell>
        </table:table-row>
        <table:table-row table:style-name="Tableau1.7">
          <table:table-cell table:style-name="Tableau1.A1" table:number-columns-spanned="3" office:value-type="string">
            <text:p text:style-name="P13">PAS/SIS/BAT/EP/FF/CC/<text:date style:data-style-name="N106" text:date-value="2013-11-28T15:25:26.60">2013</text:date></text:p>
          </table:table-cell>
          <table:covered-table-cell/>
          <table:covered-table-cell/>
          <table:covered-table-cell/>
          <table:covered-table-cell/>
        </table:table-row>
        <table:table-row table:style-name="Tableau1.8">
          <table:table-cell table:style-name="Tableau1.A1" table:number-columns-spanned="3" office:value-type="string">
            <text:p text:style-name="P11"/>
          </table:table-cell>
          <table:covered-table-cell/>
          <table:covered-table-cell/>
          <table:covered-table-cell/>
          <table:covered-table-cell/>
        </table:table-row>
        <table:table-row table:style-name="Tableau1.9">
          <table:table-cell table:style-name="Tableau1.A1" table:number-columns-spanned="2" office:value-type="string">
            <text:p text:style-name="P14">Affaire suivie par : </text:p>
          </table:table-cell>
          <table:covered-table-cell/>
          <table:table-cell table:style-name="Tableau1.A1" office:value-type="string">
            <text:p text:style-name="P19"><text:span text:style-name="T7"><text:user-field-get text:name="user_prenom"/></text:span><text:span text:style-name="T7"> </text:span><text:bookmark-start text:name="Texte71"/><text:span text:style-name="T7"><text:user-field-get text:name="user_nom"/></text:span><text:bookmark-end text:name="Texte71"/></text:p>
          </table:table-cell>
          <table:covered-table-cell/>
          <table:covered-table-cell/>
        </table:table-row>
        <table:table-row table:style-name="Tableau1.9">
          <table:table-cell table:style-name="Tableau1.A1" office:value-type="string">
            <text:p text:style-name="P14">Tél. :</text:p>
            <text:p text:style-name="P12"><text:span text:style-name="T4">Fax </text:span>:</text:p>
          </table:table-cell>
          <table:table-cell table:style-name="Tableau1.A1" table:number-columns-spanned="2" office:value-type="string">
            <text:p text:style-name="P13"><text:user-field-get text:name="user_numtel"/></text:p>
            <text:p text:style-name="P13"><text:s/>01 43 93 41 55</text:p>
          </table:table-cell>
          <table:covered-table-cell/>
          <table:covered-table-cell/>
          <table:covered-table-cell/>
        </table:table-row>
        <table:table-row table:style-name="Tableau1.11">
          <table:table-cell table:style-name="Tableau1.A1" table:number-columns-spanned="3" office:value-type="string">
            <text:p text:style-name="P11"/>
          </table:table-cell>
          <table:covered-table-cell/>
          <table:covered-table-cell/>
          <table:covered-table-cell/>
          <table:table-cell table:style-name="Tableau1.A1" office:value-type="string">
            <text:p text:style-name="P10"/>
          </table:table-cell>
        </table:table-row>
        <table:table-row table:style-name="Tableau1.12">
          <table:table-cell table:style-name="Tableau1.A1" table:number-columns-spanned="5" office:value-type="string">
            <text:p text:style-name="P16">Bobigny, le <text:date style:data-style-name="N36" text:date-value="2013-11-28T15:25:26.60">28/11/2013</text:date></text:p>
            <text:p text:style-name="P16"/>
          </table:table-cell>
          <table:covered-table-cell/>
          <table:covered-table-cell/>
          <table:covered-table-cell/>
          <table:covered-table-cell/>
        </table:table-row>
      </table:table>
      <text:p text:style-name="Standard"><text:span text:style-name="T5"><text:user-field-get text:name="membreep_qual"/></text:span>,</text:p>
      <text:p text:style-name="P15"/>
      <text:p text:style-name="P17">Le Service de l'Insertion et de la Solidarité a le plaisir de vous confirmer la tenue de l’Equipe Pluridisciplinaire <text:user-field-get text:name="ep_name"/> dont vous êtes membre.</text:p>
      <text:p text:style-name="P17"/>
      <text:p text:style-name="P17">Cette réunion aura lieu le:</text:p>
      <text:p text:style-name="P17"/>
      <text:p text:style-name="P25"><text:user-field-get style:data-style-name="N38" text:name="commissionep_dateseance">samedi 30 décembre 1899</text:user-field-get></text:p>
      <text:p text:style-name="P26">à <text:user-field-get text:name="commissionep_dateseance_time"/></text:p>
      <text:p text:style-name="P26"><text:user-field-get text:name="commissionep_lieuseance"/></text:p>
      <text:p text:style-name="P26"><text:user-field-get text:name="commissionep_adresseseance"/></text:p>
      <text:p text:style-name="P26"><text:hidden-paragraph text:condition="ooow:commissionep_salle==&quot;&quot;" text:is-hidden="true"/><text:user-field-get text:name="commissionep_salle"/></text:p>
      <text:p text:style-name="P26"><text:user-field-get text:name="commissionep_codepostalseance"/> <text:span text:style-name="T8"><text:user-field-get text:name="commissionep_villeseance"/></text:span></text:p>
      <text:p text:style-name="P21"/>
      <text:p text:style-name="P21"/>
      <text:p text:style-name="P17">La réunion portera sur l’examen de situations individuelles. L’ordre du jour détaillé vous sera communiqué très prochainement par mail.</text:p>
      <text:p text:style-name="P17"/>
      <text:p text:style-name="P17">Je vous remercie d’avance de votre implication dans le dispositif départemental d’insertion.</text:p>
      <text:p text:style-name="P17"/>
      <text:p text:style-name="P22">Toutefois en cas d'empêchement, il vous appartient de prévoir votre remplacement par un membre de votre groupe institutionnel. Je vous remercie de bien vouloir avertir le Service de l'Insertion et de la Solidarité, pour tout changement, à l'adresse suivante <text:span text:style-name="T6"><text:user-field-get text:name="commissionep_ep_adressemail"/></text:span></text:p>
      <text:p text:style-name="P24"/>
      <text:p text:style-name="P22"><text:span text:style-name="T3">Je vous prie d’agréer, </text:span><text:span text:style-name="T2"><text:user-field-get text:name="membreep_qual"/></text:span>, à l'assurance<text:span text:style-name="T3"> de mes </text:span><text:soft-page-break/><text:span text:style-name="T3">salutations distinguées.</text:span></text:p>
      <text:p text:style-name="P23"/>
      <text:p text:style-name="P23"/>
      <text:p text:style-name="P23"/>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5pt" fo:font-weight="bold" style:font-size-asian="15pt" style:font-weight-asian="bold"/>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itre_20_qualité" style:display-name="Titre qualité" style:family="paragraph" style:parent-style-name="Prénom_20_NOM">
      <style:text-properties fo:font-weight="normal" style:font-weight-asian="normal"/>
    </style:style>
    <style:style style:name="Texte_20_de_20_saisie" style:display-name="Texte de saisie" style:family="paragraph" style:parent-style-name="Standard">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style:tab-stops/>
      </style:paragraph-properties>
    </style:style>
    <style:style style:name="MP2" style:family="paragraph" style:parent-style-name="Texte_20_de_20_saisie">
      <style:paragraph-properties fo:margin-left="7.999cm" fo:margin-right="0cm" fo:text-align="start" style:justify-single-word="false" fo:text-indent="0cm" style:auto-text-indent="false">
        <style:tab-stops>
          <style:tab-stop style:position="0.265cm"/>
        </style:tab-stops>
      </style:paragraph-properties>
      <style:text-properties style:font-name="Arial"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501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text:p text:style-name="MP1"/>
        <text:p text:style-name="MP1"/>
      </style:header>
      <style:footer>
        <text:p text:style-name="Footer"/>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5-19T09:24:58</meta:creation-date>
    <dc:date>2013-11-28T15:25:26.52</dc:date>
    <dc:creator>linda baitech</dc:creator>
    <meta:editing-duration>PT03H39M01S</meta:editing-duration>
    <meta:editing-cycles>60</meta:editing-cycles>
    <meta:generator>OpenOffice.org/3.2$Win32 OpenOffice.org_project/320m12$Build-9483</meta:generator>
    <meta:document-statistic meta:table-count="1" meta:image-count="0" meta:object-count="0" meta:page-count="2" meta:paragraph-count="26" meta:word-count="132" meta:character-count="872"/>
  </office:meta>
</office:document-meta>
</file>